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Google Sans" svg:font-family="'Google Sans', Arial, sans-serif"/>
    <style:font-face style:name="Inter" svg:font-family="Inter, Roboto,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automatic-styles>
    <style:style style:name="P1" style:family="paragraph" style:parent-style-name="Text_20_body">
      <style:text-properties style:font-name="Liberation Serif" fo:font-weight="normal" officeooo:rsid="001d030f" officeooo:paragraph-rsid="001925f8" style:font-weight-asian="normal" style:font-weight-complex="normal"/>
    </style:style>
    <style:style style:name="P2" style:family="paragraph" style:parent-style-name="Text_20_body">
      <style:text-properties style:font-name="Liberation Serif"/>
    </style:style>
    <style:style style:name="P3" style:family="paragraph" style:parent-style-name="Standard">
      <style:text-properties style:font-name="Liberation Serif" fo:font-weight="normal" officeooo:rsid="001d030f" officeooo:paragraph-rsid="001925f8" style:font-weight-asian="normal" style:font-weight-complex="normal"/>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T4" style:family="text">
      <style:text-properties officeooo:rsid="001edcd7"/>
    </style:style>
    <style:style style:name="T5" style:family="text">
      <style:text-properties officeooo:rsid="001fb5a0"/>
    </style:style>
    <style:style style:name="T6" style:family="text">
      <style:text-properties fo:font-variant="normal" fo:text-transform="none" fo:color="#202122" loext:opacity="100%" fo:font-size="12pt" fo:letter-spacing="normal" fo:font-style="normal" fo:font-weight="normal"/>
    </style:style>
    <style:style style:name="T7" style:family="text">
      <style:text-properties officeooo:rsid="001db4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PM</text:span><text:span text:style-name="T2">: Gestión de proyectos. </text:span></text:p>
      <text:p text:style-name="P2"><text:span text:style-name="T3">PLM</text:span>: Gestión vida productos. </text:p>
      <text:p text:style-name="P2"><text:span text:style-name="T3">SRM</text:span>: Gestión relación proveedor . </text:p>
      <text:p text:style-name="P2"><text:span text:style-name="T3">CRM</text:span>: Gestión clientes. </text:p>
      <text:p text:style-name="P2"><text:span text:style-name="T3">SGM</text:span>: Cadena producción. </text:p>
      <text:p text:style-name="P2"><text:span text:style-name="T3">PRM</text:span>: Gestión socios. </text:p>
      <text:p text:style-name="P2"><text:span text:style-name="T3">TPV</text:span>: Terminal de punto de venta. </text:p>
      <text:p text:style-name="P2"><text:span text:style-name="T3">ERP</text:span>: La planificación de recursos empresariales (ERP) es un sistema de software que ayuda a operar todo su negocio, dando soporte a la automatización y los procesos en finanzas, recursos humanos, fabricación, cadena de suministro, servicios, procurement, y más. <text:span text:style-name="T4">(1000 aprox ofertas)</text:span></text:p>
      <text:p text:style-name="P2"><text:span text:style-name="T3">Peoplesoft</text:span>: Es un sistema que se utiliza para una gran variedad de funciones de negocio, como recursos humanos y finanzas. <text:span text:style-name="T5">(5 aprox)</text:span></text:p>
      <text:p text:style-name="P2"><text:span text:style-name="T3">PeopleSoft</text:span> es un sistema de planificación de recursos empresariales (ERP) que permite la integración de las funciones de la empresa y un solo modelo de control de acceso. <text:span text:style-name="T5">(5)</text:span></text:p>
      <text:p text:style-name="P2"><text:span text:style-name="T3">SAP</text:span>: Es uno de los principales productores mundiales de software para gestión de procesos de negocio, y desarrolla soluciones que facilitan el procesamiento eficaz de datos y el flujo de información entre las organizaciones. <text:span text:style-name="T5">(1300 aprox)</text:span></text:p>
      <text:p text:style-name="P2"><text:span text:style-name="T3">ABAP</text:span>: Significa (Advanced Business Application Programming ), ABAP también conocido como SAP ABAP. Este es el lenguaje de programación propiedad del Sistema SAP, que se utiliza para programar en la mayoría de los productos de la empresa. <text:span text:style-name="T5">(40)</text:span></text:p>
      <text:p text:style-name="P2"><text:span text:style-name="T3">Dynamics</text:span>: NAV: Es una solución de gestión empresarial multiidioma y multidivisa que ayuda a las pequeñas y medianas empresas de todo el mundo a gestionar su contabilidad y finanzas, su cadena de suministro y sus operaciones. </text:p>
      <text:p text:style-name="P2"><text:span text:style-name="T3">OpenBravo</text:span>: <text:span text:style-name="T6">es en la actualidad un proveedor global de software en la nube, especializado en soluciones para el sector minorista, conocido anteriormente como fabricante de una solución ERP horizontal en software libre para distintos sectores.</text:span> </text:p>
      <text:p text:style-name="P2"><text:span text:style-name="T3">JDEdwars</text:span>: <text:span text:style-name="T7">P</text:span>roporciona un potente conjunto de software de ERP completamente integrado que ofrece una mayor oferta de bases de datos y opciones de implementación, incluidas las opciones locales (on-premises), en la nube privada, pública o híbrida, para una flexibilidad maximizada y un costo total de propiedad bajo.</text:p>
      <text:p text:style-name="P2"><text:span text:style-name="T3">Lawson M3 / Movex</text:span>: Software ERP totalmente compatible con la nube, diseñado para aumentar la producción, brindar una flexibilidad total y ofrecer información analítica . Soporte completo durante todo el ciclo de vida. Soporte para varios países, varias empresas y varios sitios. Utilícelo en cualquier parte del mundo.</text:p>
      <text:p text:style-name="P2"/>
      <text:p text:style-name="P2"><text:span text:style-name="T3">Velneo</text:span>: Es el módulo cliente que nos permitirá de forma remota acceder como usuario a un proyecto de aplicación, utilizar los objetos visuales declarados en el mismo.Es importante incidir <text:soft-page-break/>que Velneo vClient sólo conoce los proyectos de aplicaciones, con lo que no será capaz de gestionar datos (proyectos de datos) directamente.</text:p>
      <text:p text:style-name="P2"/>
      <text:p text:style-name="P2"><text:span text:style-name="T3">Odoo</text:span>: <text:span text:style-name="T7">S</text:span>oftware de gestión empresarial (ERP) se encarga de integrar todas las áreas de tu empresa por medio de módulos o aplicaciones también conocidas como Odoo Apps las cuales se relacionan, facilitan y complementan el proceso de gestión de tu empresa.</text:p>
      <text:p text:style-name="P2"/>
      <text:p text:style-name="P3"><text:span text:style-name="T2"/></text:p>
      <text:p text:style-name="P3"><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Google Sans" svg:font-family="'Google Sans', Arial, sans-serif"/>
    <style:font-face style:name="Inter" svg:font-family="Inter, Roboto,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6T16:02:40.776000000</meta:creation-date>
    <dc:date>2024-09-16T17:11:47.874000000</dc:date>
    <meta:editing-duration>PT48M40S</meta:editing-duration>
    <meta:editing-cycles>7</meta:editing-cycles>
    <meta:generator>LibreOffice/24.8.0.3$Windows_X86_64 LibreOffice_project/0bdf1299c94fe897b119f97f3c613e9dca6be583</meta:generator>
    <meta:document-statistic meta:table-count="0" meta:image-count="0" meta:object-count="0" meta:page-count="2" meta:paragraph-count="18" meta:word-count="453" meta:character-count="2938" meta:non-whitespace-character-count="2494"/>
  </office:meta>
</office:document-meta>
</file>